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197a" officeooo:paragraph-rsid="000a4e0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8197a" officeooo:paragraph-rsid="0014201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8197a" officeooo:paragraph-rsid="0018a63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19b3c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1a10eb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197a" officeooo:paragraph-rsid="001c5832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8197a" officeooo:paragraph-rsid="001c7f5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8197a" officeooo:paragraph-rsid="001d188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8197a" officeooo:paragraph-rsid="0028662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197a" officeooo:paragraph-rsid="00298013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8197a" officeooo:paragraph-rsid="0008197a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770d" officeooo:paragraph-rsid="00142013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8770d" officeooo:paragraph-rsid="000a4e04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8770d" officeooo:paragraph-rsid="001c7f54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8770d" officeooo:paragraph-rsid="001cfc13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8770d" officeooo:paragraph-rsid="001d188f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9a309" officeooo:paragraph-rsid="0014201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9a309" officeooo:paragraph-rsid="001d188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0a4dde" officeooo:paragraph-rsid="0018a63b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a4dde" officeooo:paragraph-rsid="001d188f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6feda" officeooo:paragraph-rsid="0016feda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a4e04" officeooo:paragraph-rsid="000a4e04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a4e04" officeooo:paragraph-rsid="000beedb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00ba605" officeooo:paragraph-rsid="0014201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00ba605" officeooo:paragraph-rsid="001c7f54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0120cf6" officeooo:paragraph-rsid="00120cf6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font-size="14pt" officeooo:rsid="000beedb" officeooo:paragraph-rsid="001c7f54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00beedb" officeooo:paragraph-rsid="00286625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00baef9" officeooo:paragraph-rsid="0013ba65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0baef9" officeooo:paragraph-rsid="0019b3cb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officeooo:rsid="0019b3cb" officeooo:paragraph-rsid="0019b3cb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officeooo:rsid="00286625" officeooo:paragraph-rsid="00286625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0298013" officeooo:paragraph-rsid="00298013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font-size="13pt" officeooo:rsid="000a4e04" officeooo:paragraph-rsid="0016df02" style:font-size-asian="13pt" style:font-size-complex="13pt"/>
    </style:style>
    <style:style style:name="P48" style:family="paragraph" style:parent-style-name="Standard">
      <style:paragraph-properties fo:text-align="justify" style:justify-single-word="false"/>
      <style:text-properties fo:font-size="13pt" officeooo:rsid="000a4e04" officeooo:paragraph-rsid="000a4e04" style:font-size-asian="13pt" style:font-size-complex="13pt"/>
    </style:style>
    <style:style style:name="P49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e4a7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17f75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23cc0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ff3333" fo:font-size="14pt" fo:font-weight="bold" officeooo:rsid="0017f758" officeooo:paragraph-rsid="0017f75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URW Chancery L" fo:font-size="20pt" fo:font-weight="normal" officeooo:rsid="0014228a" officeooo:paragraph-rsid="0014228a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URW Chancery L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13ba65" officeooo:paragraph-rsid="0013ba65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Loma" fo:font-size="14pt" fo:font-weight="normal" officeooo:rsid="0008197a" officeooo:paragraph-rsid="0013ba65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8pt" officeooo:rsid="0008197a" officeooo:paragraph-rsid="0008197a" style:font-size-asian="18pt" style:font-size-complex="18pt"/>
    </style:style>
    <style:style style:name="P62" style:family="paragraph" style:parent-style-name="Standard">
      <style:paragraph-properties fo:text-align="justify" style:justify-single-word="false"/>
      <style:text-properties style:font-name="Loma" fo:font-size="14pt" fo:font-weight="normal" officeooo:rsid="0025b5a4" officeooo:paragraph-rsid="0025b5a4" style:font-size-asian="14pt" style:font-weight-asian="normal" style:font-size-complex="14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officeooo:paragraph-rsid="00286625"/>
    </style:style>
    <style:style style:name="P64" style:family="paragraph" style:parent-style-name="Standard">
      <style:paragraph-properties fo:text-align="justify" style:justify-single-word="false"/>
      <style:text-properties fo:color="#ff3333" fo:font-size="18pt" fo:font-weight="bold" officeooo:rsid="0008197a" officeooo:paragraph-rsid="0008197a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officeooo:rsid="0015a4c7" officeooo:paragraph-rsid="0019b3cb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0baef9" officeooo:paragraph-rsid="0018a63b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1a10eb" officeooo:paragraph-rsid="001d188f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00a4e04" officeooo:paragraph-rsid="001d188f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0a4e04" officeooo:paragraph-rsid="001c7f54" style:font-size-asian="14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00a4e04" officeooo:paragraph-rsid="001cfc13" style:font-size-asian="14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00ba605" officeooo:paragraph-rsid="00286625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00ba605" officeooo:paragraph-rsid="001d188f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00ba605" officeooo:paragraph-rsid="000ba605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01c7f54" officeooo:paragraph-rsid="001d188f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fo:font-size="14pt" officeooo:rsid="001cfc13" officeooo:paragraph-rsid="001cfc13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18a63b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weight="bold" officeooo:rsid="000a4dde" officeooo:paragraph-rsid="000a4dde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weight="bold" officeooo:rsid="000beedb" officeooo:paragraph-rsid="001c5832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weight="bold" officeooo:rsid="000ba605" officeooo:paragraph-rsid="00286625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weight="normal" officeooo:rsid="001c5832" officeooo:paragraph-rsid="001c5832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4pt" fo:font-weight="normal" officeooo:rsid="000ba605" officeooo:paragraph-rsid="00286625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0000ff" fo:font-size="14pt" officeooo:rsid="000ba605" officeooo:paragraph-rsid="001c7f54" style:font-size-asian="14pt" style:font-size-complex="14pt"/>
    </style:style>
    <style:style style:name="P83" style:family="paragraph" style:parent-style-name="Standard">
      <style:paragraph-properties fo:text-align="justify" style:justify-single-word="false"/>
      <style:text-properties fo:color="#0000ff" fo:font-size="14pt" officeooo:rsid="000a4e04" officeooo:paragraph-rsid="001c7f54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3pt" officeooo:rsid="002b5277" officeooo:paragraph-rsid="0008197a" style:font-size-asian="13pt" style:font-size-complex="13pt"/>
    </style:style>
    <style:style style:name="P85" style:family="paragraph" style:parent-style-name="Standard">
      <style:paragraph-properties fo:text-align="justify" style:justify-single-word="false"/>
      <style:text-properties fo:color="#000000" fo:font-size="14pt" fo:font-weight="normal" officeooo:rsid="0013ba65" officeooo:paragraph-rsid="0023cc0c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17e4a7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color="#000000" fo:font-size="14pt" fo:font-weight="normal" officeooo:rsid="000beedb" officeooo:paragraph-rsid="0023cc0c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000000" fo:font-size="14pt" fo:font-weight="normal" officeooo:rsid="0017e4a7" officeooo:paragraph-rsid="0017f758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000000" fo:font-size="14pt" fo:font-weight="normal" officeooo:rsid="0017f758" officeooo:paragraph-rsid="0017f758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URW Chancery L" fo:font-size="32pt" fo:font-weight="bold" officeooo:rsid="002bd5ba" officeooo:paragraph-rsid="002bd5ba" style:font-size-asian="32pt" style:font-weight-asian="bold" style:font-size-complex="32pt" style:font-weight-complex="bold"/>
    </style:style>
    <style:style style:name="P92" style:family="paragraph" style:parent-style-name="Standard">
      <style:paragraph-properties fo:text-align="center" style:justify-single-word="false"/>
      <style:text-properties style:font-name="URW Chancery L" fo:font-size="20pt" fo:font-weight="normal" officeooo:rsid="0014228a" officeooo:paragraph-rsid="002bd5ba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fo:font-weight="bold" officeooo:rsid="00142013" style:font-weight-asian="bold" style:font-weight-complex="bold"/>
    </style:style>
    <style:style style:name="T8" style:family="text">
      <style:text-properties fo:font-weight="bold" officeooo:rsid="000a4dde" style:font-weight-asian="bold" style:font-weight-complex="bold"/>
    </style:style>
    <style:style style:name="T9" style:family="text">
      <style:text-properties fo:font-weight="bold" officeooo:rsid="0018a63b" style:font-weight-asian="bold" style:font-weight-complex="bold"/>
    </style:style>
    <style:style style:name="T10" style:family="text">
      <style:text-properties fo:font-weight="bold" officeooo:rsid="00286625" style:font-weight-asian="bold" style:font-weight-complex="bold"/>
    </style:style>
    <style:style style:name="T11" style:family="text">
      <style:text-properties officeooo:rsid="0009a309"/>
    </style:style>
    <style:style style:name="T12" style:family="text">
      <style:text-properties officeooo:rsid="000a4dde"/>
    </style:style>
    <style:style style:name="T13" style:family="text">
      <style:text-properties officeooo:rsid="000a4e04"/>
    </style:style>
    <style:style style:name="T14" style:family="text">
      <style:text-properties officeooo:rsid="000ba605"/>
    </style:style>
    <style:style style:name="T15" style:family="text">
      <style:text-properties officeooo:rsid="000baef9"/>
    </style:style>
    <style:style style:name="T16" style:family="text">
      <style:text-properties officeooo:rsid="000beedb"/>
    </style:style>
    <style:style style:name="T17" style:family="text">
      <style:text-properties fo:color="#0000ff"/>
    </style:style>
    <style:style style:name="T18" style:family="text">
      <style:text-properties fo:color="#0000ff" officeooo:rsid="000ba605"/>
    </style:style>
    <style:style style:name="T19" style:family="text">
      <style:text-properties fo:color="#0000ff" officeooo:rsid="000a4e04"/>
    </style:style>
    <style:style style:name="T20" style:family="text">
      <style:text-properties fo:color="#0000ff" fo:font-weight="normal" officeooo:rsid="0017e4a7" style:font-weight-asian="normal" style:font-weight-complex="normal"/>
    </style:style>
    <style:style style:name="T21" style:family="text">
      <style:text-properties fo:color="#0000ff" fo:font-weight="normal" officeooo:rsid="0013ba65" style:font-weight-asian="normal" style:font-weight-complex="normal"/>
    </style:style>
    <style:style style:name="T22" style:family="text">
      <style:text-properties fo:color="#0000ff" fo:font-weight="normal" officeooo:rsid="0017f758" style:font-weight-asian="normal" style:font-weight-complex="normal"/>
    </style:style>
    <style:style style:name="T23" style:family="text">
      <style:text-properties fo:color="#0000ff" fo:font-weight="normal" officeooo:rsid="001c5832" style:font-weight-asian="normal" style:font-weight-complex="normal"/>
    </style:style>
    <style:style style:name="T24" style:family="text">
      <style:text-properties fo:color="#0000ff" officeooo:rsid="001c7f54"/>
    </style:style>
    <style:style style:name="T25" style:family="text">
      <style:text-properties fo:color="#0000ff" officeooo:rsid="00286625"/>
    </style:style>
    <style:style style:name="T26" style:family="text">
      <style:text-properties fo:color="#0000ff" officeooo:rsid="00298013"/>
    </style:style>
    <style:style style:name="T27" style:family="text">
      <style:text-properties fo:color="#000000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00" fo:font-weight="normal" officeooo:rsid="000beedb" style:font-weight-asian="normal" style:font-weight-complex="normal"/>
    </style:style>
    <style:style style:name="T30" style:family="text">
      <style:text-properties fo:color="#000000" fo:font-weight="normal" officeooo:rsid="0013ba65" style:font-weight-asian="normal" style:font-weight-complex="normal"/>
    </style:style>
    <style:style style:name="T31" style:family="text">
      <style:text-properties fo:color="#000000" fo:font-weight="normal" officeooo:rsid="0017e4a7" style:font-weight-asian="normal" style:font-weight-complex="normal"/>
    </style:style>
    <style:style style:name="T32" style:family="text">
      <style:text-properties fo:color="#000000" fo:font-weight="normal" officeooo:rsid="0017f758" style:font-weight-asian="normal" style:font-weight-complex="normal"/>
    </style:style>
    <style:style style:name="T33" style:family="text">
      <style:text-properties fo:color="#000000" fo:font-weight="normal" officeooo:rsid="0018a63b" style:font-weight-asian="normal" style:font-weight-complex="normal"/>
    </style:style>
    <style:style style:name="T34" style:family="text">
      <style:text-properties fo:color="#000000" fo:font-weight="normal" officeooo:rsid="001dd195" style:font-weight-asian="normal" style:font-weight-complex="normal"/>
    </style:style>
    <style:style style:name="T35" style:family="text">
      <style:text-properties fo:color="#000000" fo:font-weight="normal" officeooo:rsid="0023cc0c" style:font-weight-asian="normal" style:font-weight-complex="normal"/>
    </style:style>
    <style:style style:name="T36" style:family="text">
      <style:text-properties fo:color="#000000" officeooo:rsid="00101893"/>
    </style:style>
    <style:style style:name="T37" style:family="text">
      <style:text-properties fo:color="#000000" officeooo:rsid="00120cf6"/>
    </style:style>
    <style:style style:name="T38" style:family="text">
      <style:text-properties fo:color="#000000" officeooo:rsid="000beedb"/>
    </style:style>
    <style:style style:name="T39" style:family="text">
      <style:text-properties fo:color="#000000" officeooo:rsid="0017e4a7"/>
    </style:style>
    <style:style style:name="T40" style:family="text">
      <style:text-properties fo:color="#000000" officeooo:rsid="0017f758"/>
    </style:style>
    <style:style style:name="T41" style:family="text">
      <style:text-properties fo:color="#000000" officeooo:rsid="0018a63b"/>
    </style:style>
    <style:style style:name="T42" style:family="text">
      <style:text-properties fo:color="#000000" officeooo:rsid="001c7f54"/>
    </style:style>
    <style:style style:name="T43" style:family="text">
      <style:text-properties fo:color="#000000" officeooo:rsid="00298013"/>
    </style:style>
    <style:style style:name="T44" style:family="text">
      <style:text-properties officeooo:rsid="00120cf6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120cf6" style:font-weight-asian="normal" style:font-weight-complex="normal"/>
    </style:style>
    <style:style style:name="T47" style:family="text">
      <style:text-properties fo:font-weight="normal" officeooo:rsid="000beedb" style:font-weight-asian="normal" style:font-weight-complex="normal"/>
    </style:style>
    <style:style style:name="T48" style:family="text">
      <style:text-properties fo:font-weight="normal" officeooo:rsid="001c5832" style:font-weight-asian="normal" style:font-weight-complex="normal"/>
    </style:style>
    <style:style style:name="T49" style:family="text">
      <style:text-properties fo:font-weight="normal" officeooo:rsid="001c7f54" style:font-weight-asian="normal" style:font-weight-complex="normal"/>
    </style:style>
    <style:style style:name="T50" style:family="text">
      <style:text-properties fo:font-weight="normal" officeooo:rsid="0019b3cb" style:font-weight-asian="normal" style:font-weight-complex="normal"/>
    </style:style>
    <style:style style:name="T51" style:family="text">
      <style:text-properties fo:font-weight="normal" officeooo:rsid="000ba605" style:font-weight-asian="normal" style:font-weight-complex="normal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120cf6" style:font-size-asian="13pt" style:font-size-complex="13pt"/>
    </style:style>
    <style:style style:name="T54" style:family="text">
      <style:text-properties fo:font-size="13pt" officeooo:rsid="0016df02" style:font-size-asian="13pt" style:font-size-complex="13pt"/>
    </style:style>
    <style:style style:name="T55" style:family="text">
      <style:text-properties fo:font-size="13pt" officeooo:rsid="0016feda" style:font-size-asian="13pt" style:font-size-complex="13pt"/>
    </style:style>
    <style:style style:name="T56" style:family="text">
      <style:text-properties fo:font-size="13pt" officeooo:rsid="002b5277" style:font-size-asian="13pt" style:font-size-complex="13pt"/>
    </style:style>
    <style:style style:name="T57" style:family="text">
      <style:text-properties fo:color="#ff3333" fo:font-weight="bold" style:font-weight-asian="bold" style:font-weight-complex="bold"/>
    </style:style>
    <style:style style:name="T58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9" style:family="text">
      <style:text-properties officeooo:rsid="0008197a"/>
    </style:style>
    <style:style style:name="T60" style:family="text">
      <style:text-properties fo:font-size="16pt" officeooo:rsid="0009a309" style:font-size-asian="16pt" style:font-size-complex="16pt"/>
    </style:style>
    <style:style style:name="T61" style:family="text">
      <style:text-properties officeooo:rsid="00142013"/>
    </style:style>
    <style:style style:name="T62" style:family="text">
      <style:text-properties officeooo:rsid="0016feda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officeooo:rsid="0018a63b"/>
    </style:style>
    <style:style style:name="T65" style:family="text">
      <style:text-properties fo:font-size="10pt" officeooo:rsid="0018a63b" style:font-size-asian="10pt" style:font-size-complex="10pt"/>
    </style:style>
    <style:style style:name="T66" style:family="text">
      <style:text-properties style:text-position="super 58%" officeooo:rsid="000baef9"/>
    </style:style>
    <style:style style:name="T67" style:family="text">
      <style:text-properties officeooo:rsid="0019b3cb"/>
    </style:style>
    <style:style style:name="T68" style:family="text">
      <style:text-properties officeooo:rsid="001a10eb"/>
    </style:style>
    <style:style style:name="T69" style:family="text">
      <style:text-properties officeooo:rsid="001c5832"/>
    </style:style>
    <style:style style:name="T70" style:family="text">
      <style:text-properties officeooo:rsid="001c7f54"/>
    </style:style>
    <style:style style:name="T71" style:family="text">
      <style:text-properties officeooo:rsid="001cfc13"/>
    </style:style>
    <style:style style:name="T72" style:family="text">
      <style:text-properties officeooo:rsid="001d188f"/>
    </style:style>
    <style:style style:name="T73" style:family="text">
      <style:text-properties officeooo:rsid="0027b1ef"/>
    </style:style>
    <style:style style:name="T74" style:family="text">
      <style:text-properties officeooo:rsid="00298013"/>
    </style:style>
    <style:style style:name="T75" style:family="text">
      <style:text-properties officeooo:rsid="002b52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hier <text:span text:style-name="T15">des </text:span>charge<text:span text:style-name="T15">s</text:span></text:p>
      <text:p text:style-name="P14"><text:span text:style-name="T16">Guernon Patrice</text:span><text:tab/></text:p>
      <text:p text:style-name="P2"/>
      <text:p text:style-name="P2"/>
      <text:p text:style-name="P90">L’InterFace</text:p>
      <text:p text:style-name="P91">Outil OSCAR</text:p>
      <text:p text:style-name="P92"/>
      <text:p text:style-name="P55"/>
      <text:p text:style-name="P55">Version 0.<text:span text:style-name="T69">2</text:span></text:p>
      <text:p text:style-name="P58"/>
      <text:p text:style-name="P58"/>
      <text:p text:style-name="P58"/>
      <text:p text:style-name="P58">Sommaire:</text:p>
      <text:p text:style-name="P59"><text:tab/><text:tab/><text:tab/>1. Client</text:p>
      <text:p text:style-name="P59"><text:tab/><text:tab/><text:tab/>2. <text:span text:style-name="T59">Type de projet</text:span></text:p>
      <text:p text:style-name="P60"><text:tab/><text:tab/><text:tab/>3. Prestations</text:p>
      <text:p text:style-name="P60"><text:tab/><text:tab/><text:tab/>4. Fonctionnalités</text:p>
      <text:p text:style-name="P60"><text:tab/><text:tab/><text:tab/>5. Contenu / Structure</text:p>
      <text:p text:style-name="P60"><text:tab/><text:tab/><text:tab/>6. Attentes techniques</text:p>
      <text:p text:style-name="P60"><text:tab/><text:tab/><text:tab/>7. Brief créatif</text:p>
      <text:p text:style-name="P60"><text:tab/><text:tab/><text:tab/>8. Contraintes <text:span text:style-name="T16">particulières:</text:span></text:p>
      <text:p text:style-name="P57"/>
      <text:p text:style-name="P57"/>
      <text:p text:style-name="P57"/>
      <text:p text:style-name="P62">Ce cahier des charges représente l’ensemble de<text:span text:style-name="T73">s</text:span> fonctionnalités du projet InterFace. <text:span text:style-name="T73">L’application</text:span> <text:span text:style-name="T73">peut ne pas être représentative</text:span> de ce cahier des charges <text:span text:style-name="T73">dans un premier temps</text:span>, mais sera versionnée <text:span text:style-name="T73">afin d’apporter au client les fonctionnalités qui lui semblent principales</text:span>.</text:p>
      <text:p text:style-name="P56"/>
      <text:p text:style-name="P56"><text:soft-page-break/></text:p>
      <text:p text:style-name="P56"/>
      <text:p text:style-name="P56"/>
      <text:p text:style-name="P54">1. Client</text:p>
      <text:p text:style-name="P51"/>
      <text:p text:style-name="P1"><text:tab/><text:span text:style-name="T60">L</text:span><text:span text:style-name="T11">a Fondation </text:span>FACE <text:span text:style-name="T15">Rennes (Fondation Agir Contre l'Exclusion) est une <text:tab/>association spécialisée dans l'insertion professionnelle depuis 1998. Elle fait <text:tab/>partie d'un réseau plus dense d'associations présentes sur tout le territoire <text:tab/>depuis 1993.</text:span></text:p>
      <text:p text:style-name="P43"><text:tab/></text:p>
      <text:p text:style-name="P43"><text:tab/>Pour mener à bien sa mission d'insertion, FACE Rennes a recours à différentes <text:tab/>méthodes et formations. </text:p>
      <text:p text:style-name="P6"><text:tab/></text:p>
      <text:p text:style-name="P65"><text:tab/>Elle fait appel à la Code Académie pour lui créer une application interne de <text:tab/>gestion des Flux et de mise en relation des Flux et des offres d’emploi. La <text:tab/>possibilité de mutualiser les agendas est envisagée. </text:p>
      <text:p text:style-name="P44"><text:tab/></text:p>
      <text:p text:style-name="P44"><text:tab/>Le Flux correspond aux personnes accédant aux locaux de FACE et pour <text:tab/>lesquelles on créera un dossier. Une autre notion est le « Flux de passage »: <text:tab/>personne venant dans les locaux de Face pour demander des renseignements. <text:tab/>l’accueil de ces personnes sera traité via l’agenda de façon classique et non <text:tab/>par <text:tab/>l’application.</text:p>
      <text:p text:style-name="P54"/>
      <text:p text:style-name="P54"/>
      <text:p text:style-name="P54">2. Type de projet</text:p>
      <text:p text:style-name="P51"/>
      <text:p text:style-name="P5"><text:tab/><text:span text:style-name="T12">De l’ordre de l’</text:span><text:span text:style-name="T8">i</text:span><text:span text:style-name="T1">ntranet</text:span>, <text:span text:style-name="T15">le projet </text:span><text:span text:style-name="T2">InterFace</text:span><text:span text:style-name="T66">TM</text:span><text:span text:style-name="T15"> est une interface de gestion <text:tab/>de <text:tab/>dossiers collaborative. Elle est destinée aux employé(e)s de FACE.<text:tab/></text:span></text:p>
      <text:p text:style-name="P42"><text:tab/>Elle devra contenir:</text:p>
      <text:p text:style-name="P41"><text:s/></text:p>
      <text:p text:style-name="P26"><text:span text:style-name="T1"><text:tab/>2.</text:span><text:span text:style-name="T9">1</text:span> Un système de <text:span text:style-name="T1">gestion des fichiers et offres d’emplois</text:span>.</text:p>
      <text:p text:style-name="P42"/>
      <text:p text:style-name="P25"><text:span text:style-name="T1"><text:tab/>2.</text:span><text:span text:style-name="T9">2</text:span> une <text:span text:style-name="T1">fonction de recherche</text:span> efficace et rapide qui permet de retrouver une <text:tab/>page descriptive sur toutes les actions menées pour le « <text:span text:style-name="T67">Flux »</text:span>.</text:p>
      <text:p text:style-name="P25"/>
      <text:p text:style-name="P25"><text:span text:style-name="T1"><text:tab/>2.3</text:span> Un <text:span text:style-name="T1">suivi des actions</text:span> menées par l'employé<text:span text:style-name="T15">(e)</text:span> sur une période donnée</text:p>
      <text:p text:style-name="P25"/>
      <text:p text:style-name="P26"><text:span text:style-name="T1"><text:tab/>2.</text:span><text:span text:style-name="T9">4</text:span> Un système de <text:span text:style-name="T1">notifications</text:span> (reminder) pour les différents rendez-vous.</text:p>
      <text:p text:style-name="P76"><text:soft-page-break/></text:p>
      <text:p text:style-name="P26"><text:span text:style-name="T1"><text:tab/>2.</text:span><text:span text:style-name="T9">5</text:span> Un <text:span text:style-name="T1">agenda centralisé</text:span> pour les employés de FACE (de façon que chacun <text:tab/>connaisse les disponibilités de l'autre pour lui assigner un « <text:span text:style-name="T44">Suivi »</text:span>)</text:p>
      <text:p text:style-name="P26"/>
      <text:p text:style-name="P25"><text:span text:style-name="T1"><text:tab/>2.</text:span><text:span text:style-name="T9">6</text:span> Un système de <text:span text:style-name="T1">mailing intégré</text:span> avec envoi automatique aux dates de suivi.</text:p>
      <text:p text:style-name="P25"/>
      <text:p text:style-name="P25"><text:span text:style-name="T1"><text:tab/>2.</text:span><text:span text:style-name="T9">7</text:span> Un système de <text:span text:style-name="T1">messagerie interne</text:span>.</text:p>
      <text:p text:style-name="P77"/>
      <text:p text:style-name="P25"><text:span text:style-name="T1"><text:tab/>2.8</text:span> Prévoir un usage à grande échelle (FACE France 64 utilisateur).</text:p>
      <text:p text:style-name="P25"/>
      <text:p text:style-name="P27"><text:span text:style-name="T1"><text:tab/>2.9</text:span> Compte supérieur (corps de direction) avec des privilèges supplémentaires <text:tab/>et une possibilité d’avoir une vision globale des « <text:span text:style-name="T68">Flux » et agendas</text:span>.</text:p>
      <text:p text:style-name="P67"><text:tab/>Capacité de gestion des statistiques liées aux bases de données (BDD).</text:p>
      <text:p text:style-name="P25"><text:tab/></text:p>
      <text:p text:style-name="P25"/>
      <text:p text:style-name="P54">3. Prestations</text:p>
      <text:p text:style-name="P51"/>
      <text:p text:style-name="P2"><text:span text:style-name="T1"><text:tab/>3.1</text:span> <text:span text:style-name="T1">conception du site</text:span></text:p>
      <text:p text:style-name="P2"/>
      <text:p text:style-name="P2"><text:tab/><text:tab/><text:span text:style-name="T17">3.1.1</text:span> arborescence</text:p>
      <text:p text:style-name="P29"><text:tab/><text:tab/>3 points principaux :</text:p>
      <text:p text:style-name="P29"><text:tab/><text:tab/><text:tab/><text:span text:style-name="T50">3.1.1.1</text:span><text:span text:style-name="T52"> le « </text:span><text:span text:style-name="T55">Flux</text:span><text:span text:style-name="T53">» : </text:span><text:span text:style-name="T54">la personne </text:span><text:span text:style-name="T55">qui aura un dossier</text:span><text:span text:style-name="T52"> </text:span></text:p>
      <text:p text:style-name="P47"><text:tab/><text:tab/><text:tab/><text:span text:style-name="T67">3.1.1.2</text:span> le moteur de recherche : <text:span text:style-name="T62">la mise en relation des flux et des offres</text:span></text:p>
      <text:p text:style-name="P47"><text:tab/><text:tab/><text:tab/><text:span text:style-name="T67">3.1.1.3</text:span> l’agenda : <text:span text:style-name="T44">temps imparti au « Flux », rendez-vous ...</text:span> <text:tab/><text:tab/></text:p>
      <text:p text:style-name="P48"/>
      <text:p text:style-name="P3"><text:span text:style-name="T17"><text:tab/><text:tab/>3.1.2</text:span> <text:span text:style-name="T13">Le </text:span>chemin de navigation <text:span text:style-name="T13">devra être intuitif et facile de prise en <text:tab/><text:tab/><text:tab/>main</text:span></text:p>
      <text:p text:style-name="P3"/>
      <text:p text:style-name="P2"><text:span text:style-name="T17"><text:tab/><text:tab/>3.1.3</text:span> ergonomie : <text:span text:style-name="T13">étant donné qu’il n’est pas prévu <text:s/>de formation à <text:tab/><text:tab/><text:tab/>l’utilisation du logiciel celui-ci devra être aussi claire d’utilisation que <text:tab/><text:tab/>possible :</text:span></text:p>
      <text:p text:style-name="P28"><text:tab/><text:tab/><text:tab/>3.1.3.1 : soit par un onglet « aide centralisée»</text:p>
      <text:p text:style-name="P28"><text:tab/><text:tab/><text:tab/>3.1.3.2 : soit par balise abréviation : &lt;abbr&gt; <text:span text:style-name="T64">(</text:span><text:span text:style-name="T65">HTML5</text:span><text:span text:style-name="T64">)</text:span></text:p>
      <text:p text:style-name="P2"/>
      <text:p text:style-name="P2"><text:tab/><text:tab/><text:span text:style-name="T17">3.1.4</text:span> charte graphique : <text:span text:style-name="T13">fournie par FACE</text:span></text:p>
      <text:p text:style-name="P2"/>
      <text:p text:style-name="P7"><text:span text:style-name="T1"><text:tab/>3.2</text:span> <text:span text:style-name="T1">production des contenus</text:span> :</text:p>
      <text:p text:style-name="P68"><text:tab/></text:p>
      <text:p text:style-name="P10"><text:span text:style-name="T13"><text:tab/><text:tab/></text:span><text:span text:style-name="T19">3.2.1</text:span><text:span text:style-name="T13"> création dossiers Flux </text:span></text:p>
      <text:p text:style-name="P7"><text:span text:style-name="T13"><text:tab/><text:tab/></text:span><text:span text:style-name="T19">3.2.2</text:span><text:span text:style-name="T13"> agenda type Google</text:span></text:p>
      <text:p text:style-name="P7"><text:span text:style-name="T19"><text:tab/><text:tab/>3.2.3</text:span><text:span text:style-name="T13"> modification des dossiers Flux</text:span></text:p>
      <text:p text:style-name="P45"><text:tab/><text:tab/><text:span text:style-name="T17">3.2.4</text:span> envoi <text:span text:style-name="T74">demande </text:span>modification planning</text:p>
      <text:p text:style-name="P45"/>
      <text:p text:style-name="P4"><text:soft-page-break/><text:tab/></text:p>
      <text:p text:style-name="P4"><text:span text:style-name="T1"><text:tab/>3.3</text:span> <text:span text:style-name="T1">réalisation technique du site</text:span></text:p>
      <text:p text:style-name="P10"><text:tab/></text:p>
      <text:p text:style-name="P10"><text:span text:style-name="T17"><text:tab/><text:tab/>3.3.1 </text:span>développement</text:p>
      <text:p text:style-name="P46"><text:tab/><text:tab/><text:tab/>3.3.1.1 demande explicite code propre, facile à lire avec nombreux <text:tab/><text:tab/><text:tab/>commentaires</text:p>
      <text:p text:style-name="P2"><text:tab/><text:tab/><text:tab/><text:span text:style-name="T74">3.3.1.2 </text:span><text:s/><text:span text:style-name="T13">interface de</text:span> <text:span text:style-name="T13">gestion base de données (dossiers des Flux, <text:tab/><text:tab/><text:tab/><text:tab/>offres d’emploi mises en relation automatiquement avec un <text:tab/><text:tab/><text:tab/><text:tab/>Flux)</text:span></text:p>
      <text:p text:style-name="P12"><text:tab/></text:p>
      <text:p text:style-name="P12"><text:span text:style-name="T74"><text:tab/><text:tab/></text:span><text:span text:style-name="T26">3.3.2</text:span><text:span text:style-name="T74"> </text:span>intégration</text:p>
      <text:p text:style-name="P46"><text:tab/><text:tab/><text:tab/>3.3.2.1 réalisations de maquettes</text:p>
      <text:p text:style-name="P46"><text:tab/><text:tab/><text:tab/>3.3.2.2 <text:s/>réalisation de wireframes</text:p>
      <text:p text:style-name="P4"/>
      <text:p text:style-name="P4"/>
      <text:p text:style-name="P8"><text:span text:style-name="T1"><text:tab/>3.4</text:span> <text:span text:style-name="T5">hébergement</text:span><text:span text:style-name="T1"> , nom de domaine :</text:span></text:p>
      <text:p text:style-name="P78"><text:tab/><text:tab/></text:p>
      <text:p text:style-name="P8"><text:span text:style-name="T6"><text:tab/></text:span><text:span text:style-name="T47"><text:tab/></text:span><text:span text:style-name="T23">3.4.1</text:span><text:span text:style-name="T48"> Cette application sera déployée sur un serveur local. </text:span></text:p>
      <text:p text:style-name="P80"><text:tab/><text:tab/></text:p>
      <text:p text:style-name="P8"><text:span text:style-name="T48"><text:tab/><text:tab/></text:span><text:span text:style-name="T23">3.4.2</text:span><text:span text:style-name="T48"> Cette application devra : </text:span></text:p>
      <text:p text:style-name="P8"><text:span text:style-name="T48"><text:tab/><text:tab/><text:tab/></text:span><text:span text:style-name="T49">3.4.2.1 être installée </text:span><text:span text:style-name="T48">sur un nginx </text:span></text:p>
      <text:p text:style-name="P8"><text:span text:style-name="T48"><text:tab/><text:tab/><text:tab/></text:span><text:span text:style-name="T49">3.4.2.2</text:span><text:span text:style-name="T48"> </text:span><text:span text:style-name="T49">elle </text:span><text:span text:style-name="T48">devra respecter les normes de PHP 7. <text:s/></text:span></text:p>
      <text:p text:style-name="P4"><text:tab/></text:p>
      <text:p text:style-name="P4"/>
      <text:p text:style-name="P4"/>
      <text:p text:style-name="P4"><text:span text:style-name="T1"><text:tab/>3.5</text:span> <text:span text:style-name="T1">autres prestations</text:span> :</text:p>
      <text:p text:style-name="P31"><text:tab/><text:tab/></text:p>
      <text:p text:style-name="P9"><text:span text:style-name="T19"><text:tab/><text:tab/>3.5.1</text:span> maintenance serveur : <text:span text:style-name="T70">à la charge de la Fondation FACE</text:span></text:p>
      <text:p text:style-name="P31"><text:tab/><text:tab/></text:p>
      <text:p text:style-name="P9"><text:span text:style-name="T19"><text:tab/><text:tab/>3.5.2</text:span> maintenance site : <text:span text:style-name="T13">différentes promotions Code Academie</text:span></text:p>
      <text:p text:style-name="P31"><text:tab/><text:tab/></text:p>
      <text:p text:style-name="P9"><text:span text:style-name="T19"><text:tab/><text:tab/>3.5.3</text:span><text:span text:style-name="T13"> La stratégie d’acquisition de visiteur et l’optimisation pour les <text:tab/><text:tab/><text:tab/>moteur de recherche ne sont pas envisagées dans un premier temps </text:span></text:p>
      <text:p text:style-name="P31"><text:tab/><text:tab/></text:p>
      <text:p text:style-name="P9"><text:span text:style-name="T19"><text:tab/><text:tab/>3.5.4</text:span> <text:span text:style-name="T13">Il n’est pas prévu de formation pour les utilisateurs : les <text:tab/><text:tab/><text:tab/><text:tab/><text:tab/>fonctionnalités devront être aussi intuitives et ergonomiques que <text:tab/><text:tab/><text:tab/>possibles. Devront être fournis:<text:tab/><text:tab/></text:span></text:p>
      <text:p text:style-name="P31"><text:tab/><text:tab/><text:tab/>3.5.4.1 Un manuel d’utilisation</text:p>
      <text:p text:style-name="P29"><text:tab/><text:tab/><text:tab/>3.5.4.2 Une spécification fonctionnelle</text:p>
      <text:p text:style-name="P29"><text:tab/><text:tab/><text:tab/>3.5.4.3 Une spécification technique</text:p>
      <text:p text:style-name="P29"><text:tab/><text:tab/><text:tab/>3.5.4.4 Un guide d'administration</text:p>
      <text:p text:style-name="P2"/>
      <text:p text:style-name="P2"/>
      <text:p text:style-name="P2"><text:soft-page-break/></text:p>
      <text:p text:style-name="P54">4. Fonctionnalités</text:p>
      <text:p text:style-name="P51"/>
      <text:p text:style-name="P2"><text:span text:style-name="T3"><text:tab/>4.1 </text:span><text:span text:style-name="T46">g</text:span><text:span text:style-name="T14">estion des </text:span>offre<text:span text:style-name="T14">s</text:span></text:p>
      <text:p text:style-name="P82"/>
      <text:p text:style-name="P34"><text:span text:style-name="T17"><text:tab/><text:tab/>4.1.1 </text:span><text:span text:style-name="T42">l’interface sera dotée</text:span></text:p>
      <text:p text:style-name="P34"><text:span text:style-name="T42"><text:s/><text:tab/><text:tab/><text:tab/>4.1.1.1 d’un module </text:span><text:span text:style-name="T36">réception, </text:span></text:p>
      <text:p text:style-name="P34"><text:span text:style-name="T42"><text:tab/><text:tab/><text:tab/>4.1.1.2 d’un module d’</text:span><text:span text:style-name="T37">affichage</text:span></text:p>
      <text:p text:style-name="P82"><text:tab/></text:p>
      <text:p text:style-name="P34"><text:span text:style-name="T17"><text:tab/><text:tab/>4.1.2 </text:span><text:span text:style-name="T36">mise en relation automatisée avec </text:span><text:span text:style-name="T42">Flux</text:span></text:p>
      <text:p text:style-name="P63"><text:tab/><text:tab/><text:tab/><text:span text:style-name="T63">- envoi mail automatisé</text:span></text:p>
      <text:p text:style-name="P11"><text:span text:style-name="T3"><text:tab/>4.</text:span><text:span text:style-name="T10">2</text:span><text:span text:style-name="T3"> gestion Dossiers «Suivi»</text:span></text:p>
      <text:p text:style-name="P36"><text:tab/></text:p>
      <text:p text:style-name="P11"><text:span text:style-name="T14"><text:tab/><text:tab/></text:span><text:span text:style-name="T18">4.</text:span><text:span text:style-name="T25">2</text:span><text:span text:style-name="T18">.1</text:span><text:span text:style-name="T14"> c</text:span>r<text:span text:style-name="T14">é</text:span>ation compte «<text:span text:style-name="T44">Suivi»</text:span></text:p>
      <text:p text:style-name="P11"><text:span text:style-name="T14"><text:tab/><text:tab/></text:span><text:span text:style-name="T18">4.</text:span><text:span text:style-name="T25">2</text:span><text:span text:style-name="T18">.2</text:span> <text:span text:style-name="T14">intégration compte « Suivi »: mise à jour</text:span></text:p>
      <text:p text:style-name="P36"><text:tab/><text:tab/><text:span text:style-name="T17">4.</text:span><text:span text:style-name="T25">2</text:span><text:span text:style-name="T17">.3</text:span> suppression<text:span text:style-name="T13"> compte « Suivi »</text:span></text:p>
      <text:p text:style-name="P79"><text:tab/></text:p>
      <text:p text:style-name="P40"><text:span text:style-name="T1"><text:tab/>4.</text:span><text:span text:style-name="T10">3</text:span> Contenu dossier <text:span text:style-name="T70">Flux</text:span>:</text:p>
      <text:p text:style-name="P40"><text:tab/>En plus des informations classiques <text:span text:style-name="T70">(nom, prénom, adresse...)</text:span> les dossiers <text:tab/>devront contenir comme <text:tab/>informations <text:span text:style-name="T70">et fichiers</text:span> :</text:p>
      <text:p text:style-name="P40"><text:tab/><text:tab/></text:p>
      <text:p text:style-name="P40"><text:tab/><text:tab/><text:span text:style-name="T17">4.</text:span><text:span text:style-name="T25">3</text:span><text:span text:style-name="T17">.</text:span><text:span text:style-name="T24">1</text:span> <text:span text:style-name="T70">CV (c</text:span>réation/amélioration d'un CV<text:span text:style-name="T70">)</text:span></text:p>
      <text:p text:style-name="P40"><text:tab/><text:tab/><text:span text:style-name="T17">4.</text:span><text:span text:style-name="T25">3</text:span><text:span text:style-name="T17">.</text:span><text:span text:style-name="T24">2</text:span> <text:span text:style-name="T70">liste d’offres (</text:span>Proposition d'offres<text:span text:style-name="T70">)</text:span>.</text:p>
      <text:p text:style-name="P40"><text:span text:style-name="T17"><text:tab/><text:tab/>4.</text:span><text:span text:style-name="T25">3</text:span><text:span text:style-name="T17">.</text:span><text:span text:style-name="T24">3</text:span> <text:span text:style-name="T70">des documents de p</text:span>réparation aux entretiens.</text:p>
      <text:p text:style-name="P40"><text:span text:style-name="T17"><text:tab/><text:tab/>4.</text:span><text:span text:style-name="T25">3</text:span><text:span text:style-name="T17">.</text:span><text:span text:style-name="T24">4</text:span> <text:span text:style-name="T70">la lettre de motivation (</text:span>Création d'une lettre de motivation</text:p>
      <text:p text:style-name="P40"><text:tab/><text:tab/><text:span text:style-name="T17">4.</text:span><text:span text:style-name="T25">3</text:span><text:span text:style-name="T17">.5</text:span> autres <text:span text:style-name="T70">documents liés à d’autres </text:span>ateliers.</text:p>
      <text:p text:style-name="P79"/>
      <text:p text:style-name="P79"/>
      <text:p text:style-name="P11"><text:span text:style-name="T3"><text:tab/>4.</text:span><text:span text:style-name="T10">4</text:span> <text:s/>moteur de recherche:</text:p>
      <text:p text:style-name="P34"/>
      <text:p text:style-name="P34"><text:tab/><text:tab/><text:span text:style-name="T17">4.</text:span><text:span text:style-name="T25">4</text:span><text:span text:style-name="T17">.1</text:span> <text:span text:style-name="T13">recherche par Flux </text:span></text:p>
      <text:p text:style-name="P34"><text:span text:style-name="T17"><text:tab/><text:tab/>4.</text:span><text:span text:style-name="T25">4</text:span><text:span text:style-name="T17">.2</text:span> <text:span text:style-name="T13">par Compétence en fonction Offre</text:span></text:p>
      <text:p text:style-name="P9"/>
      <text:p text:style-name="P36"/>
      <text:p text:style-name="P11"><text:span text:style-name="T3"><text:tab/>4.</text:span><text:span text:style-name="T10">5</text:span> <text:s/>plan d’accès simple et interactif :</text:p>
      <text:p text:style-name="P36"><text:tab/></text:p>
      <text:p text:style-name="P11"><text:span text:style-name="T14"><text:tab/></text:span><text:span text:style-name="T3">4.</text:span><text:span text:style-name="T10">6</text:span> <text:s/><text:span text:style-name="T14">particularité fonctionnelle: compte Administration</text:span></text:p>
      <text:p text:style-name="P11"><text:span text:style-name="T3"><text:tab/></text:span><text:span text:style-name="T45">toutes les fonctio</text:span><text:span text:style-name="T51">n</text:span><text:span text:style-name="T45">nalités « EMPLOYE</text:span><text:span text:style-name="T51">E</text:span><text:span text:style-name="T45"> » plus une vision globale et une <text:tab/><text:tab/></text:span><text:span text:style-name="T51">administration</text:span><text:span text:style-name="T45"> </text:span><text:span text:style-name="T51">complète</text:span><text:span text:style-name="T45"> des employ</text:span><text:span text:style-name="T51">é(</text:span><text:span text:style-name="T45">e</text:span><text:span text:style-name="T51">)</text:span><text:span text:style-name="T45">s, des agendas et des dossiers <text:tab/><text:tab/>flux. </text:span><text:span text:style-name="T51">Lui seul pourra créer et supprimer un compte « EMPLOYEE »</text:span></text:p>
      <text:p text:style-name="P81"><text:tab/></text:p>
      <text:p text:style-name="P9"><text:span text:style-name="T3"><text:tab/>4.</text:span><text:span text:style-name="T10">7</text:span> agenda</text:p>
      <text:p text:style-name="P35"><text:soft-page-break/><text:tab/></text:p>
      <text:p text:style-name="P35"><text:tab/><text:tab/><text:span text:style-name="T17">4.</text:span><text:span text:style-name="T25">7</text:span><text:span text:style-name="T17">.1 </text:span><text:s/>agenda personne<text:span text:style-name="T44">l</text:span></text:p>
      <text:p text:style-name="P32"><text:tab/><text:tab/><text:span text:style-name="T17">4.</text:span><text:span text:style-name="T25">7</text:span><text:span text:style-name="T17">.2</text:span> agenda autre « employ<text:span text:style-name="T70">é</text:span>e »</text:p>
      <text:p text:style-name="P33"><text:tab/></text:p>
      <text:p text:style-name="P4"><text:span text:style-name="T3"><text:tab/>4.</text:span><text:span text:style-name="T10">8</text:span> r<text:span text:style-name="T14">é</text:span>ception et envoi notification </text:p>
      <text:p text:style-name="P35"><text:tab/></text:p>
      <text:p text:style-name="P10"><text:span text:style-name="T14"><text:tab/><text:tab/></text:span><text:span text:style-name="T18">4.</text:span><text:span text:style-name="T25">8</text:span><text:span text:style-name="T18">.1</text:span> me<text:span text:style-name="T14">s</text:span>sage privé</text:p>
      <text:p text:style-name="P32"><text:span text:style-name="T17"><text:tab/><text:tab/>4.</text:span><text:span text:style-name="T25">8</text:span><text:span text:style-name="T17">.2</text:span> notification demande de modification agenda</text:p>
      <text:p text:style-name="P37"><text:span text:style-name="T17"><text:tab/><text:tab/>4.</text:span><text:span text:style-name="T25">8</text:span><text:span text:style-name="T17">.3</text:span> notification rendez-vous</text:p>
      <text:p text:style-name="P32"><text:tab/></text:p>
      <text:p text:style-name="P2"/>
      <text:p text:style-name="P2"><text:span text:style-name="T58">5. Contenu / Structure</text:span><text:span text:style-name="T57"> </text:span></text:p>
      <text:p text:style-name="P51"/>
      <text:p text:style-name="P18"><text:tab/><text:span text:style-name="T6">5.1 </text:span><text:span text:style-name="T1">arborescence</text:span> <text:span text:style-name="T74">de l’application </text:span>: </text:p>
      <text:p text:style-name="P19"><text:tab/><text:tab/>Plan de contenu<text:span text:style-name="T70">s</text:span></text:p>
      <text:p text:style-name="P74"><text:tab/></text:p>
      <text:p text:style-name="P21"><text:span text:style-name="T70"><text:tab/><text:tab/></text:span><text:span text:style-name="T24">5.1.1</text:span><text:span text:style-name="T70"> flux de graphe authentification, accueil et utilisation</text:span></text:p>
      <text:p text:style-name="P19"><text:span text:style-name="T70"><text:tab/><text:tab/></text:span><text:span text:style-name="T24">5.1.2</text:span><text:span text:style-name="T70"> BPML</text:span></text:p>
      <text:p text:style-name="P19"><text:span text:style-name="T70"><text:tab/><text:tab/></text:span><text:span text:style-name="T24">5.1.3</text:span><text:span text:style-name="T70"> Spécificités fonctionnelles</text:span> <text:span text:style-name="T74">et techniques</text:span></text:p>
      <text:p text:style-name="P17"><text:tab/></text:p>
      <text:p text:style-name="P17"><text:tab/><text:span text:style-name="T6">5.2 </text:span>flux de <text:span text:style-name="T1">navigation</text:span> <text:span text:style-name="T16">et </text:span><text:span text:style-name="T6">p</text:span><text:span text:style-name="T1">arcours</text:span> utilisateurs : </text:p>
      <text:p text:style-name="P83"><text:tab/><text:tab/><text:tab/></text:p>
      <text:p text:style-name="P19"><text:span text:style-name="T19"><text:tab/><text:tab/>5.2.1</text:span><text:span text:style-name="T13"> navigation page d’accueil</text:span></text:p>
      <text:p text:style-name="P38"><text:tab/><text:tab/><text:tab/>5.2.1.1 barre de navigation</text:p>
      <text:p text:style-name="P38"><text:tab/><text:tab/><text:tab/>5.2.1.2 accès rapide <text:span text:style-name="T74">via page d’accueil</text:span>:</text:p>
      <text:p text:style-name="P39"><text:tab/><text:tab/><text:tab/><text:tab/>- <text:span text:style-name="T74">section </text:span>recherche</text:p>
      <text:p text:style-name="P39"><text:tab/><text:tab/><text:tab/><text:tab/>- <text:span text:style-name="T74">section offres</text:span></text:p>
      <text:p text:style-name="P39"><text:tab/><text:tab/><text:tab/><text:tab/>- <text:span text:style-name="T74">section </text:span>agenda</text:p>
      <text:p text:style-name="P38"><text:tab/><text:tab/><text:tab/><text:tab/>- <text:span text:style-name="T74">section </text:span>notifications</text:p>
      <text:p text:style-name="P38"><text:tab/><text:tab/><text:tab/><text:tab/>- <text:span text:style-name="T74">section </text:span>messagerie interne</text:p>
      <text:p text:style-name="P30"><text:s/></text:p>
      <text:p text:style-name="P20"><text:span text:style-name="T19"><text:tab/><text:tab/>5.2.2 </text:span><text:span text:style-name="T43">parcours</text:span><text:span text:style-name="T26"> </text:span><text:span text:style-name="T13">zones de travail</text:span></text:p>
      <text:p text:style-name="P75"><text:tab/><text:tab/><text:tab/>- enregistrement de flux, création de dossier</text:p>
      <text:p text:style-name="P20"><text:tab/><text:tab/><text:tab/>- <text:span text:style-name="T71">offres d’emplois, mise à jour et stockage (type post it)</text:span></text:p>
      <text:p text:style-name="P70"><text:tab/><text:tab/><text:tab/>- agenda </text:p>
      <text:p text:style-name="P70"><text:tab/><text:tab/><text:tab/>- zone de recherche </text:p>
      <text:p text:style-name="P70"><text:tab/><text:tab/><text:tab/>- zone de messagerie</text:p>
      <text:p text:style-name="P2"/>
      <text:p text:style-name="P2"/>
      <text:p text:style-name="P2"/>
      <text:p text:style-name="P54">6. Attentes techniques</text:p>
      <text:p text:style-name="P54"/>
      <text:p text:style-name="P15"><text:soft-page-break/><text:span text:style-name="T11"><text:tab/></text:span><text:span text:style-name="T4">6.1</text:span><text:span text:style-name="T11"> </text:span>CMS:</text:p>
      <text:p text:style-name="P15"><text:span text:style-name="T11"><text:tab/><text:tab/>un système de gestion de contenu (CMS, type Wordpress)) pourra être <text:tab/><text:tab/>utilisé</text:span> </text:p>
      <text:p text:style-name="P23"><text:tab/></text:p>
      <text:p text:style-name="P17"><text:span text:style-name="T11"><text:tab/></text:span><text:span text:style-name="T4">6.2</text:span><text:span text:style-name="T11"> Optimisation écran:</text:span></text:p>
      <text:p text:style-name="P22"><text:tab/><text:tab/>Le site <text:span text:style-name="T72">bien que du domaine de l’intranet </text:span>devra être optimisé aussi bien <text:tab/><text:tab/>pour une utilisation PC que tablette ou smartphone</text:p>
      <text:p text:style-name="P23"><text:tab/></text:p>
      <text:p text:style-name="P17"><text:span text:style-name="T11"><text:tab/></text:span><text:span text:style-name="T4">6.3</text:span><text:span text:style-name="T11"> </text:span>gestion h<text:span text:style-name="T15">é</text:span>bergement <text:span text:style-name="T15">et </text:span>nom de domaine :</text:p>
      <text:p text:style-name="P22"><text:tab/><text:tab/>Le site devra être hébergé localement, bien qu’un déploiement national <text:tab/><text:tab/>et donc un hébergement avec nom de domaine puis<text:span text:style-name="T71">s</text:span>e être envisagé</text:p>
      <text:p text:style-name="P23"><text:tab/></text:p>
      <text:p text:style-name="P17"><text:span text:style-name="T11"><text:tab/></text:span><text:span text:style-name="T4">6.4</text:span><text:span text:style-name="T11"> </text:span>interaction site avec appli<text:span text:style-name="T15">cation</text:span> externe ou flux d’informations :</text:p>
      <text:p text:style-name="P22"><text:tab/><text:tab/>une notion fondamentale de ce site est l’interactivité (gestion agenda, <text:tab/><text:tab/>flux, <text:tab/>recherche) </text:p>
      <text:p text:style-name="P16"><text:span text:style-name="T11"><text:tab/></text:span><text:span text:style-name="T4">6.5</text:span><text:span text:style-name="T11"> </text:span>contrainte de s<text:span text:style-name="T15">é</text:span>curité</text:p>
      <text:p text:style-name="P22"><text:tab/><text:tab/>chaque utilisateur devra être enregistré pour pouvoir gérer son interface </text:p>
      <text:p text:style-name="P23"><text:tab/></text:p>
      <text:p text:style-name="P17"><text:span text:style-name="T11"><text:tab/></text:span><text:span text:style-name="T4">6.6</text:span><text:span text:style-name="T11"> </text:span>SEO:</text:p>
      <text:p text:style-name="P22"><text:tab/><text:tab/>Aucune optimisation pour le r<text:span text:style-name="T15">é</text:span>f<text:span text:style-name="T15">é</text:span>re<text:span text:style-name="T15">n</text:span>cement n’est envisagée</text:p>
      <text:p text:style-name="P23"><text:tab/></text:p>
      <text:p text:style-name="P17"><text:span text:style-name="T11"><text:tab/></text:span><text:span text:style-name="T4">6.7</text:span><text:span text:style-name="T11"> </text:span>compatibilité avec anciennes version navigateur</text:p>
      <text:p text:style-name="P22"><text:tab/><text:tab/><text:span text:style-name="T72">recommandée : de l’ordre de l’intranet et d’une diffusion potentiellement <text:tab/><text:tab/>nationale, il est souhaitable que tous les navigateurs récents ou non <text:tab/><text:tab/><text:tab/>doivent être pris en compte.</text:span></text:p>
      <text:p text:style-name="P16"/>
      <text:p text:style-name="P2"/>
      <text:p text:style-name="P61"/>
      <text:p text:style-name="P54">7. Brief créatif</text:p>
      <text:p text:style-name="P54"/>
      <text:p text:style-name="P16"><text:tab/><text:span text:style-name="T7">7.1</text:span><text:span text:style-name="T61"> </text:span><text:span text:style-name="T1">Identit</text:span><text:span text:style-name="T2">é</text:span><text:span text:style-name="T1"> graphique</text:span>:</text:p>
      <text:p text:style-name="P22"><text:tab/><text:tab/><text:span text:style-name="T74">F</text:span>ournie par <text:s/>la Fondation FACE, <text:span text:style-name="T74">elle contiendra l’essentiel des éléments <text:tab/><text:tab/>nécessaires à la réalisation de la structure «front-end». Type de police <text:s/>de <text:tab/><text:tab/>caractères, couleurs dominantes, fonds et police, logo ...</text:span></text:p>
      <text:p text:style-name="P17"><text:tab/></text:p>
      <text:p text:style-name="P17"><text:tab/><text:span text:style-name="T7">7.2</text:span><text:span text:style-name="T61"> </text:span><text:span text:style-name="T1">profil utilisateurs</text:span>: </text:p>
      <text:p text:style-name="P22"><text:tab/><text:tab/>employé<text:span text:style-name="T72">(e)s</text:span> de FACE obligatoirement: <text:span text:style-name="T72">non-</text:span>personnalisable <text:span text:style-name="T72">dans la <text:tab/><text:tab/><text:tab/>première version, mais recommandé pour une utilisation personnelle et <text:tab/><text:tab/>quotidienne agréable (fond d’écran, couleur des éléments) <text:s/></text:span></text:p>
      <text:p text:style-name="P17"/>
      <text:p text:style-name="P17"><text:tab/><text:span text:style-name="T7">7.3</text:span><text:span text:style-name="T61"> </text:span><text:span text:style-name="T1">objectifs</text:span>: </text:p>
      <text:p text:style-name="P24"><text:tab/><text:tab/>collaboration <text:span text:style-name="T75">interne </text:span>et gestion efficace de<text:span text:style-name="T75">s</text:span> données: </text:p>
      <text:p text:style-name="P24"><text:soft-page-break/><text:tab/><text:tab/>le graphisme devra être soigné afin de faciliter l’utilisation du produit.</text:p>
      <text:p text:style-name="P61"><text:tab/><text:tab/><text:span text:style-name="T56">Facilité d’emploi face à une utilisation classique de divers logiciels.</text:span></text:p>
      <text:p text:style-name="P84"/>
      <text:p text:style-name="P84"/>
      <text:p text:style-name="P84"/>
      <text:p text:style-name="P54">8. Contraintes <text:span text:style-name="T16">particulières</text:span></text:p>
      <text:p text:style-name="P54"/>
      <text:p text:style-name="P49"><text:span text:style-name="T28"><text:s/><text:tab/></text:span><text:span text:style-name="T39">8.1</text:span><text:span text:style-name="T31"> </text:span><text:span text:style-name="T38">Aucune maintenance n’</text:span><text:span text:style-name="T39">étant prévue</text:span><text:span text:style-name="T29">: </text:span><text:span text:style-name="T30">il sera donc nécessaire de mettre en <text:tab/>avant :</text:span></text:p>
      <text:p text:style-name="P85"><text:tab/><text:tab/><text:tab/></text:p>
      <text:p text:style-name="P52"><text:span text:style-name="T30"><text:tab/><text:tab/></text:span><text:span text:style-name="T21">8.</text:span><text:span text:style-name="T20">1.1</text:span><text:span text:style-name="T30"> </text:span><text:span text:style-name="T29">la facilité d’utilisation de l’application web </text:span><text:span text:style-name="T32">par une</text:span><text:span text:style-name="T29"> facilité de prise <text:tab/><text:tab/>en main : </text:span><text:span text:style-name="T40">ergonomie digitale</text:span></text:p>
      <text:p text:style-name="P49"><text:span text:style-name="T31"><text:tab/><text:tab/></text:span><text:span text:style-name="T20">8.1.</text:span><text:span text:style-name="T22">2</text:span><text:span text:style-name="T31"> la</text:span><text:span text:style-name="T29"> </text:span><text:span text:style-name="T31">facilité de </text:span><text:span text:style-name="T38">maintenance </text:span><text:span text:style-name="T40">interne</text:span><text:span text:style-name="T32">.</text:span></text:p>
      <text:p text:style-name="P86"/>
      <text:p text:style-name="P49"><text:span text:style-name="T31"><text:tab/></text:span><text:span text:style-name="T39">8.2</text:span><text:span text:style-name="T31"> </text:span><text:span text:style-name="T38">optimisation didactique</text:span><text:span text:style-name="T29">: </text:span></text:p>
      <text:p text:style-name="P87"><text:tab/><text:tab/><text:tab/></text:p>
      <text:p text:style-name="P52"><text:span text:style-name="T29"><text:tab/><text:tab/></text:span><text:span text:style-name="T20">8.2.1</text:span><text:span text:style-name="T31"> </text:span><text:span text:style-name="T29">les codes seront </text:span><text:span text:style-name="T38">commentés </text:span><text:span text:style-name="T31">régulièrement et précisément</text:span><text:span text:style-name="T29"> </text:span></text:p>
      <text:p text:style-name="P49"><text:span text:style-name="T31"><text:tab/><text:tab/></text:span><text:span text:style-name="T20">8.2.2</text:span><text:span text:style-name="T31"> une </text:span><text:span text:style-name="T38">documentation</text:span><text:span text:style-name="T29"> très détaillée sera fournie.</text:span></text:p>
      <text:p text:style-name="P86"/>
      <text:p text:style-name="P86"/>
      <text:p text:style-name="P86"/>
      <text:p text:style-name="P50"><text:span text:style-name="T31"><text:tab/>Tous ces détails techniques (codes sources commentés, </text:span><text:span text:style-name="T32">documentation</text:span><text:span text:style-name="T31">) devront <text:tab/>être accessibles aux administrateurs : les utilisateurs ne devront pas être <text:tab/>amenés à modifier le contenu de l’application mais pourront être force de <text:tab/>proposition pour que les nouvelles promotions de la Code Académie </text:span><text:span text:style-name="T32">et les <text:tab/>administrateurs</text:span><text:span text:style-name="T31"> puisse faire </text:span><text:span text:style-name="T32">é</text:span><text:span text:style-name="T31">voluer le projet. </text:span></text:p>
      <text:p text:style-name="P88"/>
      <text:p text:style-name="P50"><text:span text:style-name="T31"><text:tab/></text:span><text:span text:style-name="T32">Nous entendons par « </text:span><text:span text:style-name="T40">administrateur</text:span><text:span text:style-name="T32"> » <text:s/>toute personne ayant les compétences <text:tab/>reconnues dans son contrat de travail pour effectuer <text:s/>des modifications, <text:tab/>créations ou suppressions au sein du dit code </text:span><text:span text:style-name="T34">ou valider des modifications <text:tab/>issues d’une promotion de la Code Académie</text:span><text:span text:style-name="T32">.</text:span></text:p>
      <text:p text:style-name="P89"/>
      <text:p text:style-name="P53"><text:span text:style-name="T28"><text:tab/>Les utilisateurs seront </text:span><text:span text:style-name="T34">distingués</text:span><text:span text:style-name="T28"> en fon</text:span><text:span text:style-name="T33">c</text:span><text:span text:style-name="T28">tion de leur rôle : </text:span><text:span text:style-name="T41">U</text:span><text:span text:style-name="T27">tilisateur Fx</text:span><text:span text:style-name="T28"> (en <text:tab/>charge des flux et offre</text:span><text:span text:style-name="T35">s</text:span><text:span text:style-name="T28"> d’emploi) et </text:span><text:span text:style-name="T27">Utilisateur CDir </text:span><text:span text:style-name="T28">(corps de direction de <text:tab/>FACE).</text:span></text:p>
      <text:p text:style-name="P89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2-01T09:43:26.066901345</dc:date>
    <meta:editing-duration>PT4H47M51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8" meta:paragraph-count="195" meta:word-count="1395" meta:character-count="9586" meta:non-whitespace-character-count="7882"/>
  </office:meta>
</office:document-meta>
</file>